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language="en" fo:country="none" style:font-size-asian="12pt" style:font-name-complex="Abyssinica SIL1" style:font-size-complex="12pt"/>
    </style:style>
    <style:style style:name="P2" style:family="paragraph" style:parent-style-name="Standard">
      <style:text-properties style:font-name="Abyssinica SIL" fo:font-size="12pt" fo:language="en" fo:country="none" officeooo:rsid="0003dac0" officeooo:paragraph-rsid="0003dac0" style:font-size-asian="12pt" style:font-name-complex="Abyssinica SIL1" style:font-size-complex="12pt"/>
    </style:style>
    <style:style style:name="P3" style:family="paragraph" style:parent-style-name="Standard">
      <style:text-properties style:font-name="Abyssinica SIL" fo:font-size="12pt" fo:language="en" fo:country="none" officeooo:rsid="000709e2" officeooo:paragraph-rsid="000709e2" style:font-size-asian="12pt" style:font-name-complex="Abyssinica SIL1" style:font-size-complex="12pt"/>
    </style:style>
    <style:style style:name="P4" style:family="paragraph" style:parent-style-name="Standard">
      <style:text-properties style:font-name="Abyssinica SIL" fo:font-size="12pt" fo:language="en" fo:country="none" officeooo:rsid="000ba72e" officeooo:paragraph-rsid="000ba72e" style:font-size-asian="12pt" style:font-name-complex="Abyssinica SIL1" style:font-size-complex="12pt"/>
    </style:style>
    <style:style style:name="P5" style:family="paragraph" style:parent-style-name="Standard">
      <style:text-properties style:font-name="Abyssinica SIL" fo:font-size="12pt" fo:language="en" fo:country="none" officeooo:rsid="000ba72e" officeooo:paragraph-rsid="005932fb" style:font-size-asian="12pt" style:font-name-complex="Abyssinica SIL1" style:font-size-complex="12pt"/>
    </style:style>
    <style:style style:name="P6" style:family="paragraph" style:parent-style-name="Standard">
      <style:text-properties style:font-name="Abyssinica SIL" fo:font-size="12pt" fo:language="en" fo:country="none" officeooo:rsid="00173bc5" officeooo:paragraph-rsid="00173bc5" style:font-size-asian="12pt" style:font-name-complex="Abyssinica SIL1" style:font-size-complex="12pt"/>
    </style:style>
    <style:style style:name="P7" style:family="paragraph" style:parent-style-name="Standard">
      <style:text-properties style:font-name="Abyssinica SIL" fo:font-size="12pt" fo:language="en" fo:country="none" officeooo:rsid="00100f9f" officeooo:paragraph-rsid="000c808e" style:font-size-asian="12pt" style:font-name-complex="Abyssinica SIL1" style:font-size-complex="12pt"/>
    </style:style>
    <style:style style:name="P8" style:family="paragraph" style:parent-style-name="Standard">
      <style:text-properties style:font-name="Abyssinica SIL" fo:font-size="12pt" fo:language="en" fo:country="none" officeooo:rsid="00100f9f" officeooo:paragraph-rsid="004ba381" style:font-size-asian="12pt" style:font-name-complex="Abyssinica SIL1" style:font-size-complex="12pt"/>
    </style:style>
    <style:style style:name="P9" style:family="paragraph" style:parent-style-name="Standard">
      <style:text-properties style:font-name="Abyssinica SIL" fo:font-size="12pt" fo:language="en" fo:country="none" officeooo:rsid="0019480a" officeooo:paragraph-rsid="0019480a" style:font-size-asian="12pt" style:font-name-complex="Abyssinica SIL1" style:font-size-complex="12pt"/>
    </style:style>
    <style:style style:name="P10" style:family="paragraph" style:parent-style-name="Standard">
      <style:text-properties style:font-name="Abyssinica SIL" fo:font-size="12pt" fo:language="en" fo:country="none" officeooo:rsid="0026f163" officeooo:paragraph-rsid="0026f163" style:font-size-asian="12pt" style:font-name-complex="Abyssinica SIL1" style:font-size-complex="12pt"/>
    </style:style>
    <style:style style:name="P11" style:family="paragraph" style:parent-style-name="Standard">
      <style:text-properties style:font-name="Abyssinica SIL" fo:font-size="12pt" fo:language="en" fo:country="none" officeooo:rsid="005932fb" officeooo:paragraph-rsid="005932fb" style:font-size-asian="12pt" style:font-name-complex="Abyssinica SIL1" style:font-size-complex="12pt"/>
    </style:style>
    <style:style style:name="P12" style:family="paragraph" style:parent-style-name="Standard">
      <style:text-properties style:font-name="Abyssinica SIL" fo:font-size="12pt" fo:language="en" fo:country="none" officeooo:rsid="0005b1e3" officeooo:paragraph-rsid="0068f73f" style:font-size-asian="12pt" style:font-name-complex="Abyssinica SIL1" style:font-size-complex="12pt"/>
    </style:style>
    <style:style style:name="P13" style:family="paragraph" style:parent-style-name="Standard">
      <style:text-properties style:font-name="Abyssinica SIL" fo:font-size="12pt" fo:language="en" fo:country="none" officeooo:rsid="00ca5c3d" officeooo:paragraph-rsid="00ca5c3d" style:font-size-asian="12pt" style:font-name-complex="Abyssinica SIL1" style:font-size-complex="12pt"/>
    </style:style>
    <style:style style:name="P14" style:family="paragraph" style:parent-style-name="Standard">
      <style:text-properties style:font-name="Abyssinica SIL" fo:font-size="12pt" fo:language="en" fo:country="none" officeooo:rsid="00fba5e1" officeooo:paragraph-rsid="00fba5e1" style:font-size-asian="12pt" style:font-name-complex="Abyssinica SIL1" style:font-size-complex="12pt"/>
    </style:style>
    <style:style style:name="P15" style:family="paragraph" style:parent-style-name="Standard">
      <style:text-properties style:font-name="Abyssinica SIL" fo:font-size="12pt" fo:language="en" fo:country="none" officeooo:rsid="015a5dee" officeooo:paragraph-rsid="015a5dee" style:font-size-asian="12pt" style:font-name-complex="Abyssinica SIL1" style:font-size-complex="12pt"/>
    </style:style>
    <style:style style:name="P16" style:family="paragraph" style:parent-style-name="Standard">
      <style:text-properties style:font-name="Abyssinica SIL" fo:font-size="12pt" fo:language="en" fo:country="none" style:text-underline-style="none" fo:font-weight="normal" officeooo:rsid="000c808e" officeooo:paragraph-rsid="000c808e" style:font-size-asian="12pt" style:font-weight-asian="normal" style:font-name-complex="Abyssinica SIL1" style:font-size-complex="12pt" style:font-weight-complex="normal"/>
    </style:style>
    <style:style style:name="P17" style:family="paragraph" style:parent-style-name="Standard">
      <style:text-properties officeooo:paragraph-rsid="0068f73f"/>
    </style:style>
    <style:style style:name="P18" style:family="paragraph" style:parent-style-name="Bibliography_20_1">
      <style:paragraph-properties>
        <style:tab-stops/>
      </style:paragraph-properties>
    </style:style>
    <style:style style:name="P19" style:family="paragraph" style:parent-style-name="Text_20_body">
      <style:text-properties fo:font-weight="bold" officeooo:rsid="00cbd1b8" officeooo:paragraph-rsid="00cbd1b8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byssinica SIL" fo:font-size="12pt" fo:language="en" fo:country="none" fo:font-style="italic" officeooo:rsid="01331b54" officeooo:paragraph-rsid="01331b54" style:font-size-asian="12pt" style:font-style-asian="italic" style:font-name-complex="Abyssinica SIL1" style:font-size-complex="12pt" style:font-style-complex="italic"/>
    </style:style>
    <style:style style:name="P21" style:family="paragraph" style:parent-style-name="Text_20_body">
      <style:paragraph-properties fo:text-align="center" style:justify-single-word="false"/>
      <style:text-properties fo:font-style="italic" officeooo:rsid="01331b54" officeooo:paragraph-rsid="01331b54" style:font-style-asian="italic" style:font-style-complex="italic"/>
    </style:style>
    <style:style style:name="P22" style:family="paragraph" style:parent-style-name="Text_20_body">
      <style:paragraph-properties fo:text-align="center" style:justify-single-word="false"/>
      <style:text-properties fo:font-style="italic" officeooo:rsid="01410aa9" officeooo:paragraph-rsid="01410aa9" style:font-style-asian="italic" style:font-style-complex="italic"/>
    </style:style>
    <style:style style:name="P23" style:family="paragraph" style:parent-style-name="Heading_20_1" style:master-page-name="Standard">
      <style:paragraph-properties style:page-number="auto"/>
    </style:style>
    <style:style style:name="P24" style:family="paragraph" style:parent-style-name="Heading_20_2">
      <style:text-properties officeooo:rsid="00cbd1b8" officeooo:paragraph-rsid="00cbd1b8"/>
    </style:style>
    <style:style style:name="T1" style:family="text">
      <style:text-properties officeooo:rsid="000ba72e"/>
    </style:style>
    <style:style style:name="T2" style:family="text">
      <style:text-properties officeooo:rsid="00132a03"/>
    </style:style>
    <style:style style:name="T3" style:family="text">
      <style:text-properties officeooo:rsid="001b0212"/>
    </style:style>
    <style:style style:name="T4" style:family="text">
      <style:text-properties officeooo:rsid="0021c54a"/>
    </style:style>
    <style:style style:name="T5" style:family="text">
      <style:text-properties officeooo:rsid="0024ee66"/>
    </style:style>
    <style:style style:name="T6" style:family="text">
      <style:text-properties officeooo:rsid="00291a89"/>
    </style:style>
    <style:style style:name="T7" style:family="text">
      <style:text-properties officeooo:rsid="002c4979"/>
    </style:style>
    <style:style style:name="T8" style:family="text">
      <style:text-properties officeooo:rsid="0035c850"/>
    </style:style>
    <style:style style:name="T9" style:family="text">
      <style:text-properties style:font-name="Abyssinica SIL" fo:font-size="12pt" fo:language="en" fo:country="none" officeooo:rsid="00605f0c" style:font-size-asian="12pt" style:font-name-complex="Abyssinica SIL1" style:font-size-complex="12pt"/>
    </style:style>
    <style:style style:name="T10" style:family="text">
      <style:text-properties style:font-name="Abyssinica SIL" fo:font-size="12pt" fo:language="en" fo:country="none" officeooo:rsid="0005b1e3" style:font-size-asian="12pt" style:font-name-complex="Abyssinica SIL1" style:font-size-complex="12pt"/>
    </style:style>
    <style:style style:name="T11" style:family="text">
      <style:text-properties style:font-name="Abyssinica SIL" fo:font-size="12pt" fo:language="en" fo:country="none" officeooo:rsid="0007bfaa" style:font-size-asian="12pt" style:font-name-complex="Abyssinica SIL1" style:font-size-complex="12pt"/>
    </style:style>
    <style:style style:name="T12" style:family="text">
      <style:text-properties style:font-name="Abyssinica SIL" fo:font-size="12pt" fo:language="en" fo:country="none" officeooo:rsid="0068f73f" style:font-size-asian="12pt" style:font-name-complex="Abyssinica SIL1" style:font-size-complex="12pt"/>
    </style:style>
    <style:style style:name="T13" style:family="text">
      <style:text-properties style:font-name="Abyssinica SIL" fo:font-size="12pt" fo:language="en" fo:country="none" officeooo:rsid="0071b95d" style:font-size-asian="12pt" style:font-name-complex="Abyssinica SIL1" style:font-size-complex="12pt"/>
    </style:style>
    <style:style style:name="T14" style:family="text">
      <style:text-properties style:font-name="Abyssinica SIL" fo:font-size="12pt" fo:language="en" fo:country="none" officeooo:rsid="0076e458" style:font-size-asian="12pt" style:font-name-complex="Abyssinica SIL1" style:font-size-complex="12pt"/>
    </style:style>
    <style:style style:name="T15" style:family="text">
      <style:text-properties style:font-name="Abyssinica SIL" fo:font-size="12pt" fo:language="en" fo:country="none" officeooo:rsid="00796281" style:font-size-asian="12pt" style:font-name-complex="Abyssinica SIL1" style:font-size-complex="12pt"/>
    </style:style>
    <style:style style:name="T16" style:family="text">
      <style:text-properties style:font-name="Abyssinica SIL" fo:font-size="12pt" fo:language="en" fo:country="none" officeooo:rsid="007c1e0a" style:font-size-asian="12pt" style:font-name-complex="Abyssinica SIL1" style:font-size-complex="12pt"/>
    </style:style>
    <style:style style:name="T17" style:family="text">
      <style:text-properties style:font-name="Abyssinica SIL" fo:font-size="12pt" fo:language="en" fo:country="none" officeooo:rsid="008c3ddf" style:font-size-asian="12pt" style:font-name-complex="Abyssinica SIL1" style:font-size-complex="12pt"/>
    </style:style>
    <style:style style:name="T18" style:family="text">
      <style:text-properties style:font-name="Abyssinica SIL" fo:font-size="12pt" fo:language="en" fo:country="none" officeooo:rsid="00924f2a" style:font-size-asian="12pt" style:font-name-complex="Abyssinica SIL1" style:font-size-complex="12pt"/>
    </style:style>
    <style:style style:name="T19" style:family="text">
      <style:text-properties style:font-name="Abyssinica SIL" fo:font-size="12pt" fo:language="en" fo:country="none" officeooo:rsid="00950c55" style:font-size-asian="12pt" style:font-name-complex="Abyssinica SIL1" style:font-size-complex="12pt"/>
    </style:style>
    <style:style style:name="T20" style:family="text">
      <style:text-properties style:font-name="Abyssinica SIL" fo:font-size="12pt" fo:language="en" fo:country="none" officeooo:rsid="009c2fa5" style:font-size-asian="12pt" style:font-name-complex="Abyssinica SIL1" style:font-size-complex="12pt"/>
    </style:style>
    <style:style style:name="T21" style:family="text">
      <style:text-properties style:font-name="Abyssinica SIL" fo:font-size="12pt" fo:language="en" fo:country="none" officeooo:rsid="00a1a968" style:font-size-asian="12pt" style:font-name-complex="Abyssinica SIL1" style:font-size-complex="12pt"/>
    </style:style>
    <style:style style:name="T22" style:family="text">
      <style:text-properties style:font-name="Abyssinica SIL" fo:font-size="12pt" fo:language="en" fo:country="none" officeooo:rsid="00a419e4" style:font-size-asian="12pt" style:font-name-complex="Abyssinica SIL1" style:font-size-complex="12pt"/>
    </style:style>
    <style:style style:name="T23" style:family="text">
      <style:text-properties style:font-name="Abyssinica SIL" fo:font-size="12pt" fo:language="en" fo:country="none" officeooo:rsid="00605f0c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24" style:family="text">
      <style:text-properties style:font-name="Abyssinica SIL" fo:font-size="12pt" fo:language="en" fo:country="none" officeooo:rsid="0065b877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25" style:family="text">
      <style:text-properties style:font-name="Abyssinica SIL" fo:font-size="12pt" fo:language="en" fo:country="none" officeooo:rsid="0068f73f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26" style:family="text">
      <style:text-properties style:font-name="Abyssinica SIL" fo:font-size="12pt" fo:language="en" fo:country="none" officeooo:rsid="006be4f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27" style:family="text">
      <style:text-properties style:font-name="Abyssinica SIL" fo:font-size="12pt" fo:language="en" fo:country="none" officeooo:rsid="006f986b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28" style:family="text">
      <style:text-properties style:font-name="Abyssinica SIL" fo:font-size="12pt" fo:language="en" fo:country="none" officeooo:rsid="007eb7c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29" style:family="text">
      <style:text-properties style:font-name="Abyssinica SIL" fo:font-size="12pt" fo:language="en" fo:country="none" officeooo:rsid="0088305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0" style:family="text">
      <style:text-properties style:font-name="Abyssinica SIL" fo:font-size="12pt" fo:language="en" fo:country="none" officeooo:rsid="00a419e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1" style:family="text">
      <style:text-properties style:font-name="Abyssinica SIL" fo:font-size="12pt" fo:language="en" fo:country="none" officeooo:rsid="00a6a82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2" style:family="text">
      <style:text-properties style:font-name="Abyssinica SIL" fo:font-size="12pt" fo:language="en" fo:country="none" officeooo:rsid="00a9028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3" style:family="text">
      <style:text-properties style:font-name="Abyssinica SIL" fo:font-size="12pt" fo:language="en" fo:country="none" officeooo:rsid="00b289f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4" style:family="text">
      <style:text-properties style:font-name="Abyssinica SIL" fo:font-size="12pt" fo:language="en" fo:country="none" officeooo:rsid="00b51988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5" style:family="text">
      <style:text-properties style:font-name="Abyssinica SIL" fo:font-size="12pt" fo:language="en" fo:country="none" officeooo:rsid="00b85f3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6" style:family="text">
      <style:text-properties style:font-name="Abyssinica SIL" fo:font-size="12pt" fo:language="en" fo:country="none" fo:font-weight="bold" officeooo:rsid="00605f0c" style:font-size-asian="12pt" style:font-weight-asian="bold" style:font-name-complex="Abyssinica SIL1" style:font-size-complex="12pt" style:font-weight-complex="bold"/>
    </style:style>
    <style:style style:name="T37" style:family="text">
      <style:text-properties style:font-name="Abyssinica SIL" fo:font-size="12pt" fo:language="en" fo:country="none" fo:font-weight="bold" officeooo:rsid="00a1a968" style:font-size-asian="12pt" style:font-weight-asian="bold" style:font-name-complex="Abyssinica SIL1" style:font-size-complex="12pt" style:font-weight-complex="bold"/>
    </style:style>
    <style:style style:name="T38" style:family="text">
      <style:text-properties style:font-name="Abyssinica SIL"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1" style:font-size-complex="12pt" style:language-complex="ar" style:country-complex="SA" style:font-weight-complex="bold"/>
    </style:style>
    <style:style style:name="T39" style:family="text">
      <style:text-properties officeooo:rsid="00bac900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e32820" style:font-weight-asian="bold" style:font-weight-complex="bold"/>
    </style:style>
    <style:style style:name="T42" style:family="text">
      <style:text-properties fo:font-weight="bold" officeooo:rsid="017eb77f" style:font-weight-asian="bold" style:font-weight-complex="bold"/>
    </style:style>
    <style:style style:name="T43" style:family="text">
      <style:text-properties officeooo:rsid="00dd9bc7"/>
    </style:style>
    <style:style style:name="T44" style:family="text">
      <style:text-properties officeooo:rsid="00e32820"/>
    </style:style>
    <style:style style:name="T45" style:family="text">
      <style:text-properties officeooo:rsid="00f4ef4c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officeooo:rsid="011d3e9c"/>
    </style:style>
    <style:style style:name="T48" style:family="text">
      <style:text-properties officeooo:rsid="011e839a"/>
    </style:style>
    <style:style style:name="T49" style:family="text">
      <style:text-properties officeooo:rsid="01231ac1"/>
    </style:style>
    <style:style style:name="T50" style:family="text">
      <style:text-properties officeooo:rsid="0151a14d"/>
    </style:style>
    <style:style style:name="T51" style:family="text">
      <style:text-properties officeooo:rsid="016b59fd"/>
    </style:style>
    <style:style style:name="T52" style:family="text">
      <style:text-properties officeooo:rsid="016ba505"/>
    </style:style>
    <style:style style:name="T53" style:family="text">
      <style:text-properties officeooo:rsid="016ea459"/>
    </style:style>
    <style:style style:name="T54" style:family="text">
      <style:text-properties officeooo:rsid="017eb77f"/>
    </style:style>
    <style:style style:name="T55" style:family="text">
      <style:text-properties officeooo:rsid="01824b82"/>
    </style:style>
    <style:style style:name="T56" style:family="text">
      <style:text-properties officeooo:rsid="01885a62"/>
    </style:style>
    <style:style style:name="T57" style:family="text">
      <style:text-properties officeooo:rsid="018e5959"/>
    </style:style>
    <style:style style:name="T58" style:family="text">
      <style:text-properties officeooo:rsid="019a24fb"/>
    </style:style>
    <style:style style:name="T59" style:family="text">
      <style:text-properties officeooo:rsid="019fcaca"/>
    </style:style>
    <style:style style:name="T60" style:family="text">
      <style:text-properties officeooo:rsid="01a68a7e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bookmark-start text:name="__RefHeading___Toc9358_1711245566"/>Secure Operating Systems<text:bookmark-end text:name="__RefHeading___Toc9358_1711245566"/></text:h>
      <text:p text:style-name="Subtitle"><text:span text:style-name="T39">T</text:span>he fundamentals of OS design: Windows 10 Analysis</text:p>
      <text:p text:style-name="Text_20_body"/>
      <text:section text:style-name="Sect1" text:name="Section2">
        <text:p text:style-name="P21">Louise <text:span text:style-name="T50">Anna </text:span>Bilous</text:p>
        <text:p text:style-name="P22">School of Technology, Design, &amp; Environment</text:p>
        <text:p text:style-name="P20">Oxford Brookes University</text:p>
      </text:section>
      <text:p text:style-name="P1"/>
      <text:p text:style-name="P1">Process/thread, file, IO, memory management, low-level security features (encryption tools)</text:p>
      <text:p text:style-name="P1"/>
      <text:section text:style-name="Sect1" text:name="Section1">
        <text:h text:style-name="P24" text:outline-level="2">Abstract</text:h>
        <text:p text:style-name="P19">A look at the security features <text:span text:style-name="T49">provided</text:span> through <text:span text:style-name="T47">the</text:span> Windows <text:span text:style-name="T47">operating system</text:span> <text:span text:style-name="T48">f</text:span>ile <text:span text:style-name="T48">s</text:span>ystem.</text:p>
        <text:h text:style-name="Heading_20_2" text:outline-level="2">Introduction</text:h>
        <text:p text:style-name="P17"><text:span text:style-name="T9">Computers without software are </text:span><text:span text:style-name="T29">of challenging use to</text:span><text:span text:style-name="T9"> humans, they are simply solid parts and </text:span><text:span text:style-name="T25">data stored in </text:span><text:span text:style-name="T26">a solid, </text:span><text:span text:style-name="T27">electronic, or magnetic</text:span><text:span text:style-name="T26"> state</text:span><text:span text:style-name="T9">. The software in computers allows data to be read in certain formats and processes to be performed. This software is split into two categories: </text:span><text:span text:style-name="T36">system programs</text:span><text:span text:style-name="T9"> that manage the operation of the computer </text:span><text:span text:style-name="T21">controlled by the </text:span><text:span text:style-name="T37">kernel</text:span><text:span text:style-name="T9">, and </text:span><text:span text:style-name="T36">application </text:span><text:span text:style-name="T38">programs </text:span><text:span text:style-name="T23">which perform tasks </text:span><text:span text:style-name="T24">for</text:span><text:span text:style-name="T23"> the human user</text:span><text:span text:style-name="T9">. </text:span><text:span text:style-name="T15">The</text:span><text:span text:style-name="T9"> </text:span><text:span text:style-name="T14">o</text:span><text:span text:style-name="T10">perating system </text:span><text:span text:style-name="T14">is</text:span><text:span text:style-name="T12"> </text:span><text:span text:style-name="T13">a middle-man between the hardware and the </text:span><text:span text:style-name="T22">user</text:span><text:span text:style-name="T13"> software, </text:span><text:span text:style-name="T16">allowing communication </text:span><text:span text:style-name="T28">through one to the other </text:span><text:span text:style-name="T30">in an abstracted way. The user need not know about interrupts, </text:span><text:span text:style-name="T31">timers,</text:span><text:span text:style-name="T30"> disc magnets and all the minute details of the hardware and it’s microprocessors.</text:span><text:span text:style-name="T32"> The operating system is an interface that allows ease of use by displaying data on discs as graphical files, </text:span><text:span text:style-name="T33">providing </text:span><text:span text:style-name="T35">precoded</text:span><text:span text:style-name="T34"> </text:span><text:span text:style-name="T33">methods to access the hardware</text:span><text:span text:style-name="T32"> and similar abstractions.</text:span></text:p>
        <text:p text:style-name="P12"/>
        <text:p text:style-name="P17"><text:span text:style-name="T10">This report will delve into the security features found in the Windows </text:span><text:span text:style-name="T18">operating system</text:span><text:span text:style-name="T10">, up to Windows 10. And compare it to the Mac OS. </text:span><text:span text:style-name="T17">Particularly focussing on the file system. </text:span><text:span text:style-name="T19">A</text:span><text:span text:style-name="T11"> system which stores and organizes data found in the hardware. This report will </text:span><text:span text:style-name="T20">acknowledge</text:span><text:span text:style-name="T11"> the security features used to protect this data. </text:span></text:p>
        <text:p text:style-name="P2"/>
        <text:p text:style-name="P1"/>
        <text:p text:style-name="P1">Body</text:p>
        <text:p text:style-name="P1"/>
        <text:p text:style-name="P1">Security</text:p>
        <text:p text:style-name="P1">What features there are</text:p>
        <text:p text:style-name="P3">Windows includes various security features including: <text:span text:style-name="T1">secur</text:span></text:p>
        <text:p text:style-name="P1"/>
        <text:h text:style-name="Heading_20_2" text:outline-level="2">How OS supports and provides listed features</text:h>
        <text:p text:style-name="P16">Windows supports optional security features for file systems and the operating system. There are different types of file systems that can be implemented these include <text:span text:style-name="T40">NTFS</text:span>, <text:span text:style-name="T40">FAT</text:span>, <text:span text:style-name="T40">CDFS</text:span>, <text:span text:style-name="T40">UDFS</text:span>, <text:span text:style-name="T40">TDBSS</text:span>, and <text:span text:style-name="T40">SMB</text:span>. Other operating systems may have different types of file systems also, <text:span text:style-name="T54">such as more recent releases of macOS which use </text:span><text:span text:style-name="T42">APFS</text:span>. <text:span text:style-name="T55">The </text:span><text:span text:style-name="T59">OS preceding Windows,</text:span><text:span text:style-name="T55"> MS-DOS, used FAT </text:span><text:span text:style-name="T56">(file allocation table)</text:span><text:span text:style-name="T55">. </text:span><text:span text:style-name="T56">NTFS </text:span><text:span text:style-name="T60">later</text:span><text:span text:style-name="T56"> superceded FAT </text:span><text:span text:style-name="T57">on Windows</text:span><text:span text:style-name="T56">.</text:span> <text:span text:style-name="T51">NTFS is known to be the most secure file system Windows introduced in 1993 </text:span><text:soft-page-break/><text:span text:style-name="T51">onwards. As </text:span><text:span text:style-name="T58">of </text:span><text:span text:style-name="T51">all file systems: the purpose is to store, organise, and find files on hard disks </text:span><text:span text:style-name="T52">efficiently</text:span><text:span text:style-name="T51">. </text:span></text:p>
        <text:p text:style-name="P7"/>
        <text:h text:style-name="Heading_20_3" text:outline-level="3">Access control</text:h>
        <text:p text:style-name="P9">Access control manages which users can access resources in the operating system. <text:span text:style-name="T5">This includes access tokens that contain information about a user, and security descriptors which contain security information about a securable object. </text:span></text:p>
        <text:p text:style-name="P9"/>
        <text:p text:style-name="P15">Pipes can be used to send data between files or processes. The pipe is a pseudofile that will connect file A to file B, acting as an input file for A and an output file for B.</text:p>
        <text:p text:style-name="P9"/>
        <text:h text:style-name="Heading_20_3" text:outline-level="3">Security descriptors</text:h>
        <text:p text:style-name="P8">Windows includes <text:span text:style-name="T40">securable objects</text:span>. These include all named windows objects and some unamed ones including processes and threads. <text:span text:style-name="T2">These objects can have security descriptors, these contain all the security information associated with the object. </text:span></text:p>
        <text:p text:style-name="P8"/>
        <text:p text:style-name="P13">Files are protected with <text:span text:style-name="T40">9-bit binary protection code</text:span>. This has three 3-bit fields, one detailing the owner, one for other member’s of the owner’s group, and one for everyone else. Each bit has a bit for read access, write access, and execute access, these are known as <text:span text:style-name="T40">rwx bits </text:span><text:span text:style-name="T46"><text:bibliography-mark text:identifier="Andrew S. Tanenbaum, Albert S. Woodhull, (2006) Operating Systems Design and Implementation" text:bibliography-type="book" text:author="Andrew S. Tanenbaum, Albert S. Woodhull" text:booktitle="Operating Systems Design and Implementation" text:edition="Third" text:title="Operating Systems Design and Implementation" text:year="2006">[1]</text:bibliography-mark></text:span><text:span text:style-name="T46">.</text:span> <text:span text:style-name="T43">An example might be ‘rwx--xr--’ meaning current user can read, write, execute, user group can execute only, and everyone else can only read. </text:span><text:span text:style-name="T44">When a file is opened a </text:span><text:span text:style-name="T41">file descriptor</text:span><text:span text:style-name="T44"> integer </text:span><text:span text:style-name="T45">is returned</text:span><text:span text:style-name="T44"> or </text:span><text:span text:style-name="T45">an</text:span><text:span text:style-name="T44"> </text:span><text:span text:style-name="T41">error code</text:span><text:span text:style-name="T44"> </text:span><text:span text:style-name="T45">if access is prohibited.</text:span></text:p>
        <text:p text:style-name="P13"/>
        <text:p text:style-name="P14">Disk mounting will attach the disk’s file system to a directory tree in the OS’ filesystem.</text:p>
        <text:p text:style-name="P9"/>
        <text:h text:style-name="Heading_20_3" text:outline-level="3">Privileges and audits</text:h>
        <text:p text:style-name="P10">Users can have priviledges, these allow or restrict access to certain parts of the operating system. Such as a guest may not have read/write permissions but an administrator is able to change resources across all users. <text:span text:style-name="T6">Custom user groups can be made to predefine groups of priviledges. </text:span><text:span text:style-name="T8">Audits are created when users attempt to access resources, these serve as a log of all who have attempted to access a resource and can flag any suspicious behaviour.</text:span></text:p>
        <text:p text:style-name="P4"/>
        <text:p text:style-name="P5">Kernel extended attributes:</text:p>
        <text:p text:style-name="P5"/>
        <text:p text:style-name="P11">Client/server access control</text:p>
        <text:p text:style-name="P5"><text:line-break/></text:p>
        <text:p text:style-name="P4"/>
        <text:p text:style-name="P1">Timeline of which versions features were introduced to</text:p>
        <text:p text:style-name="P1">Comparison of features with Mac OS</text:p>
        <text:h text:style-name="Heading_20_2" text:outline-level="2">Effects on application developers</text:h>
        <text:p text:style-name="P6">Application developers can manipulate the functions and security of the operating system using the programming interface provided by Microsoft. <text:span text:style-name="T3">For instance, applications can call access control functions that manage access control for resources </text:span><text:span text:style-name="T4">in the operating system</text:span><text:span text:style-name="T3">. </text:span><text:span text:style-name="T7">Security descriptors found on securable objects will often contain a discretionary access control list (DACL) that lists the users and groups allowed or denied access to the object, and a system access control list (SACL) that notes how the system audits attempts to access the object.</text:span></text:p>
        <text:p text:style-name="P1"/>
        <text:p text:style-name="P1"><text:soft-page-break/></text:p>
        <text:p text:style-name="P1">Reliability</text:p>
        <text:p text:style-name="P1"/>
        <text:p text:style-name="P1">Protection</text:p>
        <text:p text:style-name="P1"/>
        <text:p text:style-name="P1">Conclusion</text:p>
        <text:p text:style-name="P1">Recommendations for hardening the system and OS file systems</text:p>
        <text:p text:style-name="P1">Personal reflection</text:p>
        <text:p text:style-name="P1"/>
        <text:p text:style-name="P1">Citations</text:p>
      </text:section>
      <text:p text:style-name="P1"/>
      <text:p text:style-name="P1"/>
      <text:p text:style-name="P1"/>
      <text:bibliography text:style-name="Sect2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Bibliography</text:p>
          </text:index-title>
          <text:p text:style-name="P18">1: Andrew S. Tanenbaum, Albert S. Woodhull, Operating Systems Design and Implementation, 2006</text:p>
        </text:index-body>
      </text:bibliography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01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8in" fo:margin-bottom="0.8in" fo:margin-left="0.8in" fo:margin-right="0.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38:00</meta:creation-date>
    <meta:initial-creator>louise</meta:initial-creator>
    <dc:date>2023-02-23T12:48:44.284516278</dc:date>
    <meta:editing-cycles>102</meta:editing-cycles>
    <meta:editing-duration>PT17H26M46S</meta:editing-duration>
    <meta:generator>LibreOffice/6.4.7.2$Linux_X86_64 LibreOffice_project/40$Build-2</meta:generator>
    <meta:document-statistic meta:table-count="0" meta:image-count="0" meta:object-count="0" meta:page-count="3" meta:paragraph-count="41" meta:word-count="803" meta:character-count="5085" meta:non-whitespace-character-count="4319"/>
    <meta:user-defined meta:name="DocSecurity" meta:value-type="float">0</meta:user-defined>
    <meta:user-defined meta:name="KSOProductBuildVer">2057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